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" style:parent-style-name="Paragraphedeliste" style:list-style-name="LFO1" style:family="paragraph">
      <style:text-properties fo:font-size="12pt" style:font-size-asian="12pt" style:font-size-complex="12pt"/>
    </style:style>
    <style:style style:name="P12" style:parent-style-name="Paragraphedeliste" style:list-style-name="LFO1" style:family="paragraph">
      <style:text-properties fo:font-size="12pt" style:font-size-asian="12pt" style:font-size-complex="12pt"/>
    </style:style>
    <style:style style:name="P13" style:parent-style-name="Paragraphedeliste" style:list-style-name="LFO1" style:family="paragraph">
      <style:text-properties fo:font-size="12pt" style:font-size-asian="12pt" style:font-size-complex="12pt"/>
    </style:style>
    <style:style style:name="P14" style:parent-style-name="Paragraphedeliste" style:list-style-name="LFO1" style:family="paragraph"/>
    <style:style style:name="T15" style:parent-style-name="Policepardéfaut" style:family="text">
      <style:text-properties fo:font-size="12pt" style:font-size-asian="12pt" style:font-size-complex="12pt"/>
    </style:style>
    <style:style style:name="T16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7" style:parent-style-name="Paragraphedeliste" style:list-style-name="LFO1" style:family="paragraph"/>
    <style:style style:name="T18" style:parent-style-name="Policepardéfaut" style:family="text">
      <style:text-properties fo:font-size="12pt" style:font-size-asian="12pt" style:font-size-complex="12pt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T20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1" style:parent-style-name="Policepardéfaut" style:family="text">
      <style:text-properties fo:font-size="12pt" style:font-size-asian="12pt" style:font-size-complex="12pt"/>
    </style:style>
    <style:style style:name="T22" style:parent-style-name="Policepardéfaut" style:family="text">
      <style:text-properties fo:font-size="12pt" style:font-size-asian="12pt" style:font-size-complex="12pt"/>
    </style:style>
    <style:style style:name="P23" style:parent-style-name="Paragraphedeliste" style:list-style-name="LFO1" style:family="paragraph"/>
    <style:style style:name="T24" style:parent-style-name="Policepardéfaut" style:family="text">
      <style:text-properties fo:font-size="12pt" style:font-size-asian="12pt" style:font-size-complex="12pt"/>
    </style:style>
    <style:style style:name="T25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fo:font-size="12pt" style:font-size-asian="12pt" style:font-size-complex="12pt"/>
    </style:style>
    <style:style style:name="P27" style:parent-style-name="Paragraphedeliste" style:list-style-name="LFO1" style:family="paragraph"/>
    <style:style style:name="T28" style:parent-style-name="Policepardéfaut" style:family="text">
      <style:text-properties fo:font-size="12pt" style:font-size-asian="12pt" style:font-size-complex="12pt"/>
    </style:style>
    <style:style style:name="T29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T31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3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4" style:parent-style-name="Paragraphedeliste" style:list-style-name="LFO1" style:family="paragraph"/>
    <style:style style:name="T35" style:parent-style-name="Policepardéfaut" style:family="text">
      <style:text-properties fo:font-size="12pt" style:font-size-asian="12pt" style:font-size-complex="12pt"/>
    </style:style>
    <style:style style:name="T36" style:parent-style-name="Policepardéfau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Résumé du projet</text:p>
      <text:p text:style-name="P2"><text:span text:style-name="T3">Titre : Développeur web et web mobile (CCP Front-end)</text:span></text:p>
      <text:p text:style-name="P4"/>
      <text:p text:style-name="P5">Contexte du projet :</text:p>
      <text:p text:style-name="P6"/>
      <text:p text:style-name="P7">J’ai réalisé mon stage au sein d’une entreprise indépendante<text:s/>d’où notre tuteur et aussi employeur de l’entreprise est spécialisé dans intégrateur web.</text:p>
      <text:p text:style-name="P8">Mon objectif qui a été fixer par mon tuteur était de créer une application comptable pour lui, mais également pour toutes les entreprises partenaires et particulier souhaitant ses services pour leurs sites web. Ceci<text:s/>sera plus facile à gérer facture et devis de son entreprise.</text:p>
      <text:p text:style-name="P9">Pour ma part, je me suis occupé de la partie Front-end (partie que l’utilisateur voit sur le web).<text:s/></text:p>
      <text:p text:style-name="P10">Plusieurs objectifs :</text:p>
      <text:list text:style-name="LFO1" text:continue-numbering="true">
        <text:list-item>
          <text:p text:style-name="P11">Création d’un formulaire d’inscription pour les clients et partenaires de l’entreprise.<text:s/>L’utilisateur si professionnel devra<text:s/>renseigner<text:s/>en plus son numéro de SIRET dans le formulaire d’inscription.</text:p>
        </text:list-item>
        <text:list-item>
          <text:p text:style-name="P12">Informations obligatoires<text:s/>à renseigner (Nom, prénom, pays, adresse, code postal,<text:s/>mail, mot<text:s/>de passe, confirmer mot de passe, numéro de téléphone).</text:p>
        </text:list-item>
        <text:list-item>
          <text:p text:style-name="P13">Création d’un formulaire de connexion<text:s/>pour ces mêmes personnes.</text:p>
        </text:list-item>
        <text:list-item>
          <text:p text:style-name="P14"><text:span text:style-name="T15">La partie sécurité des formulaires se sont réalisés grâce au<text:s/></text:span><text:span text:style-name="T16">JavaScript.</text:span></text:p>
        </text:list-item>
        <text:list-item>
          <text:p text:style-name="P17"><text:span text:style-name="T18">Les parties esthétiques</text:span><text:span text:style-name="T19"><text:s/>ont été effectués par du<text:s/></text:span><text:span text:style-name="T20">CSS<text:s/></text:span><text:span text:style-name="T21">en mode Bootstrap (solution en général tout fait sur le net, et à modifier à notre convenance dans les codes).</text:span><text:span text:style-name="T22"><text:s/></text:span></text:p>
        </text:list-item>
        <text:list-item>
          <text:p text:style-name="P23"><text:span text:style-name="T24">Pour le<text:s/></text:span><text:span text:style-name="T25">html<text:s/></text:span><text:span text:style-name="T26">la même chose.</text:span></text:p>
        </text:list-item>
        <text:list-item>
          <text:p text:style-name="P27"><text:span text:style-name="T28">Création d’un menu profil administrateur pour notre entreprise (ici le menu administrateur ainsi que celui des clients à été créé par un Bootstrap en mode Dropdown (une Nav barre déjà toute faites trouver sur le net et à modifier à notre convenance par la suite. En modifiant les codes du<text:s/></text:span><text:span text:style-name="T29">CSS</text:span><text:span text:style-name="T30"><text:s/>et du<text:s/></text:span><text:span text:style-name="T31">HTML</text:span><text:span text:style-name="T32">.</text:span><text:span text:style-name="T33"><text:s/></text:span></text:p>
        </text:list-item>
        <text:list-item>
          <text:p text:style-name="P34"><text:span text:style-name="T35">Un input files à été réalisé en plus pour que le clients partenaire ou particulier puisse y mette sa photo de profil.</text:span><text:span text:style-name="T36"><text:s/>(Également valable pour le profil admin de l’entreprise)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évin Lefebvre</meta:initial-creator>
    <dc:creator>kévin Lefebvre</dc:creator>
    <meta:creation-date>2022-09-08T05:49:00Z</meta:creation-date>
    <dc:date>2022-09-08T06:39:00Z</dc:date>
    <meta:template xlink:href="Normal" xlink:type="simple"/>
    <meta:editing-cycles>5</meta:editing-cycles>
    <meta:editing-duration>PT3000S</meta:editing-duration>
    <meta:document-statistic meta:page-count="1" meta:paragraph-count="3" meta:word-count="277" meta:character-count="1798" meta:row-count="12" meta:non-whitespace-character-count="1524"/>
  </office:meta>
</office:document-meta>
</file>